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color="#cc0000"/>
    </style:style>
    <style:style style:name="ce3" style:family="table-cell" style:parent-style-name="Default">
      <style:text-properties fo:color="#cc00cc"/>
    </style:style>
    <style:style style:name="ce4" style:family="table-cell" style:parent-style-name="Default">
      <style:text-properties fo:color="#0000cc"/>
    </style:style>
    <style:style style:name="ce5" style:family="table-cell" style:parent-style-name="Default">
      <style:text-properties fo:color="#996600"/>
    </style:style>
    <style:style style:name="ce6" style:family="table-cell" style:parent-style-name="Default">
      <style:text-properties fo:color="#009933"/>
    </style:style>
    <style:style style:name="ce7" style:family="table-cell" style:parent-style-name="Default">
      <style:text-properties fo:color="#cc0000"/>
    </style:style>
    <style:style style:name="ce8" style:family="table-cell" style:parent-style-name="Default">
      <style:text-properties fo:color="#cc9900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  <style:text-properties fo:color="#cc0000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  <style:text-properties fo:color="#cc00cc"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06pt solid #000000" fo:border-right="none" fo:border-top="0.06pt solid #000000"/>
      <style:text-properties fo:color="#0000cc"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  <style:text-properties fo:color="#996600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06pt solid #000000" fo:border-right="none" fo:border-top="0.06pt solid #000000"/>
      <style:text-properties fo:color="#007826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6pt solid #000000" fo:border-right="none" fo:border-top="0.06pt solid #000000"/>
      <style:text-properties fo:color="#666666"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23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 style:data-style-name="N121">
      <style:table-cell-properties fo:background-color="#66ff99"/>
      <style:text-properties fo:font-weight="bold" style:font-weight-asian="bold" style:font-weight-complex="bold"/>
    </style:style>
    <style:style style:name="ce25" style:family="table-cell" style:parent-style-name="Default" style:data-style-name="N121">
      <style:table-cell-properties fo:background-color="#ff99ff"/>
      <style:text-properties fo:font-weight="bold" style:font-weight-asian="bold" style:font-weight-complex="bold"/>
    </style:style>
    <style:style style:name="ce26" style:family="table-cell" style:parent-style-name="Default" style:data-style-name="N121">
      <style:table-cell-properties fo:background-color="#ffff66"/>
      <style:text-properties fo:font-weight="bold" style:font-weight-asian="bold" style:font-weight-complex="bold"/>
    </style:style>
    <style:style style:name="ce27" style:family="table-cell" style:parent-style-name="Default">
      <style:text-properties fo:color="#007826"/>
    </style:style>
    <style:style style:name="ce28" style:family="table-cell" style:parent-style-name="Default">
      <style:text-properties fo:color="#ff9900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none" fo:border-left="none" fo:border-right="0.06pt solid #000000" fo:border-top="none"/>
      <style:text-properties fo:color="#cc0000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</style:style>
    <style:style style:name="ce32" style:family="table-cell" style:parent-style-name="Default">
      <style:table-cell-properties fo:border-bottom="none" fo:border-left="none" fo:border-right="0.06pt solid #000000" fo:border-top="none"/>
      <style:text-properties fo:color="#cc00cc"/>
    </style:style>
    <style:style style:name="ce33" style:family="table-cell" style:parent-style-name="Default">
      <style:table-cell-properties fo:border-bottom="none" fo:border-left="none" fo:border-right="0.06pt solid #000000" fo:border-top="none"/>
      <style:text-properties fo:color="#0000cc"/>
    </style:style>
    <style:style style:name="ce34" style:family="table-cell" style:parent-style-name="Default">
      <style:table-cell-properties fo:border-bottom="none" fo:border-left="none" fo:border-right="0.06pt solid #000000" fo:border-top="none"/>
      <style:text-properties fo:color="#996600"/>
    </style:style>
    <style:style style:name="ce35" style:family="table-cell" style:parent-style-name="Default">
      <style:table-cell-properties fo:border-bottom="none" fo:border-left="none" fo:border-right="0.06pt solid #000000" fo:border-top="none"/>
      <style:text-properties fo:color="#007826"/>
    </style:style>
    <style:style style:name="ce36" style:family="table-cell" style:parent-style-name="Default">
      <style:table-cell-properties fo:border-bottom="none" fo:border-left="none" fo:border-right="0.06pt solid #000000" fo:border-top="none"/>
      <style:text-properties fo:color="#ff9900"/>
    </style:style>
    <style:style style:name="ce37" style:family="table-cell" style:parent-style-name="Default">
      <style:table-cell-properties fo:border-bottom="none" fo:border-left="0.06pt solid #000000" fo:border-right="none" fo:border-top="0.06pt solid #000000"/>
      <style:text-properties fo:color="#ff9900" fo:font-weight="bold" style:font-weight-asian="bold" style:font-weight-complex="bold"/>
    </style:style>
    <style:style style:name="ce38" style:family="table-cell" style:parent-style-name="Default">
      <style:table-cell-properties fo:background-color="#ff99ff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39" style:family="table-cell" style:parent-style-name="Default">
      <style:table-cell-properties fo:background-color="#99ff99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40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LatticesM" table:style-name="ta1"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default-cell-style-name="ce29"/>
        <table:table-column table:style-name="co1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default-cell-style-name="ce29"/>
        <table:table-column table:style-name="co1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default-cell-style-name="ce29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3" table:formula="of:=ABS([LatticesM.B2]-[LatticesM.H6])" office:value-type="float" office:value="1.182175" calcext:value-type="float">
            <text:p>1.182175</text:p>
          </table:table-cell>
          <table:table-cell table:style-name="ce23" table:formula="of:=[LatticesM.C2]+[LatticesM.I6]" office:value-type="float" office:value="0.000017" calcext:value-type="float">
            <text:p>0.000017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38" office:value-type="string" calcext:value-type="string">
            <text:p>Δkeff=</text:p>
          </table:table-cell>
          <table:table-cell table:style-name="ce25" table:formula="of:=ABS([LatticesM.N6]-[LatticesM.B7])" office:value-type="float" office:value="1.069627" calcext:value-type="float">
            <text:p>1.069627</text:p>
          </table:table-cell>
          <table:table-cell table:style-name="ce25" table:formula="of:=[LatticesM.C7]+[LatticesM.O6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39" office:value-type="string" calcext:value-type="string">
            <text:p>Δkeff=</text:p>
          </table:table-cell>
          <table:table-cell table:style-name="ce40" table:formula="of:=ABS([LatticesM.T6]-[LatticesM.B13])" office:value-type="float" office:value="0.0000430000000000153" calcext:value-type="float">
            <text:p>0.000043</text:p>
          </table:table-cell>
          <table:table-cell table:style-name="ce40" table:formula="of:=[LatticesM.U6]+[LatticesM.C13]" office:value-type="float" office:value="0.000155" calcext:value-type="float">
            <text:p>0.000155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2A</text:p>
          </table:table-cell>
          <table:table-cell office:value-type="float" office:value="1.182175" calcext:value-type="float">
            <text:p>1.182175</text:p>
          </table:table-cell>
          <table:table-cell office:value-type="float" office:value="0.000017" calcext:value-type="float">
            <text:p>0.000017</text:p>
          </table:table-cell>
          <table:table-cell/>
          <table:table-cell table:style-name="ce11" table:formula="of:=[LatticesM.$A2]" office:value-type="string" office:string-value="2A" calcext:value-type="string">
            <text:p>2A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1" table:formula="of:=[LatticesM.A7]" office:value-type="string" office:string-value="2E" calcext:value-type="string">
            <text:p>2E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1" table:formula="of:=[LatticesM.A13]" office:value-type="string" office:string-value="2K" calcext:value-type="string">
            <text:p>2K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style-name="ce3" office:value-type="string" calcext:value-type="string">
            <text:p>2A_600</text:p>
          </table:table-cell>
          <table:table-cell office:value-type="float" office:value="1.180818" calcext:value-type="float">
            <text:p>1.180818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02001" calcext:value-type="float">
            <text:p>1.02001</text:p>
          </table:table-cell>
          <table:table-cell office:value-type="float" office:value="0.00018" calcext:value-type="float">
            <text:p>0.00018</text:p>
          </table:table-cell>
          <table:table-cell/>
        </table:table-row>
        <table:table-row table:style-name="ro1">
          <table:table-cell table:style-name="ce4" office:value-type="string" calcext:value-type="string">
            <text:p>2B</text:p>
          </table:table-cell>
          <table:table-cell office:value-type="float" office:value="1.18336" calcext:value-type="float">
            <text:p>1.18336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0199" calcext:value-type="float">
            <text:p>1.0199</text:p>
          </table:table-cell>
          <table:table-cell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style-name="ce5" office:value-type="string" calcext:value-type="string">
            <text:p>2C</text:p>
          </table:table-cell>
          <table:table-cell office:value-type="float" office:value="1.173751" calcext:value-type="float">
            <text:p>1.173751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02007" calcext:value-type="float">
            <text:p>1.02007</text:p>
          </table:table-cell>
          <table:table-cell office:value-type="float" office:value="0.00016" calcext:value-type="float">
            <text:p>0.00016</text:p>
          </table:table-cell>
          <table:table-cell/>
        </table:table-row>
        <table:table-row table:style-name="ro1">
          <table:table-cell table:style-name="ce6" office:value-type="string" calcext:value-type="string">
            <text:p>2D</text:p>
          </table:table-cell>
          <table:table-cell office:value-type="float" office:value="1.165591" calcext:value-type="float">
            <text:p>1.165591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7"/>
          <table:table-cell table:style-name="ce30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7"/>
          <table:table-cell table:style-name="ce30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7" office:value-type="float" office:value="1.02002" calcext:value-type="float">
            <text:p>1.02002</text:p>
          </table:table-cell>
          <table:table-cell table:style-name="ce30" office:value-type="float" office:value="0.00013" calcext:value-type="float">
            <text:p>0.00013</text:p>
          </table:table-cell>
          <table:table-cell/>
        </table:table-row>
        <table:table-row table:style-name="ro1">
          <table:table-cell table:style-name="ce7" office:value-type="string" calcext:value-type="string">
            <text:p>2E</text:p>
          </table:table-cell>
          <table:table-cell office:value-type="float" office:value="1.069627" calcext:value-type="float">
            <text:p>1.069627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/>
          <table:table-cell table:style-name="ce31"/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2F</text:p>
          </table:table-cell>
          <table:table-cell office:value-type="float" office:value="0.976018" calcext:value-type="float">
            <text:p>0.976018</text:p>
          </table:table-cell>
          <table:table-cell office:value-type="float" office:value="0.000026" calcext:value-type="float">
            <text:p>0.000026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2G</text:p>
          </table:table-cell>
          <table:table-cell office:value-type="float" office:value="0.847695" calcext:value-type="float">
            <text:p>0.847695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4" table:formula="of:=ABS([LatticesM.B3]-[LatticesM.H14])" office:value-type="float" office:value="1.180818" calcext:value-type="float">
            <text:p>1.180818</text:p>
          </table:table-cell>
          <table:table-cell table:style-name="ce24" table:formula="of:=[LatticesM.C3]+[LatticesM.I14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38" office:value-type="string" calcext:value-type="string">
            <text:p>Δkeff=</text:p>
          </table:table-cell>
          <table:table-cell table:style-name="ce25" table:formula="of:=ABS([LatticesM.B8]-[LatticesM.N14])" office:value-type="float" office:value="0.976018" calcext:value-type="float">
            <text:p>0.976018</text:p>
          </table:table-cell>
          <table:table-cell table:style-name="ce25" table:formula="of:=[LatticesM.C8]+[LatticesM.O14]" office:value-type="float" office:value="0.000026" calcext:value-type="float">
            <text:p>0.000026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41" table:formula="of:=ABS([LatticesM.B14]-[LatticesM.T14])" office:value-type="float" office:value="1.018915" calcext:value-type="float">
            <text:p>1.018915</text:p>
          </table:table-cell>
          <table:table-cell table:style-name="ce41" table:formula="of:=[LatticesM.C14]+[LatticesM.U14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5" office:value-type="string" calcext:value-type="string">
            <text:p>2H</text:p>
          </table:table-cell>
          <table:table-cell office:value-type="float" office:value="0.788221" calcext:value-type="float">
            <text:p>0.788221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14" table:formula="of:=[LatticesM.A3]" office:value-type="string" office:string-value="2A_600" calcext:value-type="string">
            <text:p>2A_600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4" table:formula="of:=[LatticesM.A8]" office:value-type="string" office:string-value="2F" calcext:value-type="string">
            <text:p>2F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4" table:formula="of:=[LatticesM.A14]" office:value-type="string" office:string-value="2L" calcext:value-type="string">
            <text:p>2L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style-name="ce6" office:value-type="string" calcext:value-type="string">
            <text:p>2I</text:p>
          </table:table-cell>
          <table:table-cell office:value-type="float" office:value="1.179916" calcext:value-type="float">
            <text:p>1.179916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2J</text:p>
          </table:table-cell>
          <table:table-cell office:value-type="float" office:value="0.975193" calcext:value-type="float">
            <text:p>0.975193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2K</text:p>
          </table:table-cell>
          <table:table-cell office:value-type="float" office:value="1.020063" calcext:value-type="float">
            <text:p>1.020063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2L</text:p>
          </table:table-cell>
          <table:table-cell office:value-type="float" office:value="1.018915" calcext:value-type="float">
            <text:p>1.018915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2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2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2"/>
          <table:table-cell/>
        </table:table-row>
        <table:table-row table:style-name="ro1">
          <table:table-cell table:style-name="ce4" office:value-type="string" calcext:value-type="string">
            <text:p>2M</text:p>
          </table:table-cell>
          <table:table-cell office:value-type="float" office:value="0.938796" calcext:value-type="float">
            <text:p>0.938796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/>
          <table:table-cell table:style-name="ce31"/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/>
          <table:table-cell table:style-name="ce31"/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2N</text:p>
          </table:table-cell>
          <table:table-cell office:value-type="float" office:value="0.869615" calcext:value-type="float">
            <text:p>0.869615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6" office:value-type="string" calcext:value-type="string">
            <text:p>2O</text:p>
          </table:table-cell>
          <table:table-cell office:value-type="float" office:value="1.047729" calcext:value-type="float">
            <text:p>1.047729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5" table:formula="of:=ABS([LatticesM.B4]-[LatticesM.H22])" office:value-type="float" office:value="1.18336" calcext:value-type="float">
            <text:p>1.183360</text:p>
          </table:table-cell>
          <table:table-cell table:style-name="ce25" table:formula="of:=[LatticesM.C4]+[LatticesM.I22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3" table:formula="of:=ABS([LatticesM.B9]-[LatticesM.N22])" office:value-type="float" office:value="0.847695" calcext:value-type="float">
            <text:p>0.847695</text:p>
          </table:table-cell>
          <table:table-cell table:style-name="ce23" table:formula="of:=[LatticesM.C9]+[LatticesM.O22]" office:value-type="float" office:value="0.000025" calcext:value-type="float">
            <text:p>0.00002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41" table:formula="of:=ABS([LatticesM.B15]-[LatticesM.T22])" office:value-type="float" office:value="0.938796" calcext:value-type="float">
            <text:p>0.938796</text:p>
          </table:table-cell>
          <table:table-cell table:style-name="ce41" table:formula="of:=[LatticesM.C15]+[LatticesM.U22]" office:value-type="float" office:value="0.000025" calcext:value-type="float">
            <text:p>0.000025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8" office:value-type="string" calcext:value-type="string">
            <text:p>2P</text:p>
          </table:table-cell>
          <table:table-cell office:value-type="float" office:value="0.92741" calcext:value-type="float">
            <text:p>0.92741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ce15" table:formula="of:=[LatticesM.A4]" office:value-type="string" office:string-value="2B" calcext:value-type="string">
            <text:p>2B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5" table:formula="of:=[LatticesM.A9]" office:value-type="string" office:string-value="2G" calcext:value-type="string">
            <text:p>2G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5" table:formula="of:=[LatticesM.A15]" office:value-type="string" office:string-value="2M" calcext:value-type="string">
            <text:p>2M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office:value-type="string" calcext:value-type="string">
            <text:p>2Q</text:p>
          </table:table-cell>
          <table:table-cell office:value-type="float" office:value="1.17194" calcext:value-type="float">
            <text:p>1.17194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NPXS</text:p>
          </table:table-cell>
          <table:table-cell office:value-type="string" calcext:value-type="string">
            <text:p>endf71</text:p>
          </table:table-cell>
          <table:table-cell table:number-columns-repeated="2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"/>
          <table:table-cell table:style-name="ce33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"/>
          <table:table-cell table:style-name="ce33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"/>
          <table:table-cell table:style-name="ce33"/>
          <table:table-cell/>
        </table:table-row>
        <table:table-row table:style-name="ro1">
          <table:table-cell office:value-type="string" calcext:value-type="string">
            <text:p>s(a,b) = c_H_in_H2O</text:p>
          </table:table-cell>
          <table:table-cell table:number-columns-repeated="3"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/>
          <table:table-cell table:style-name="ce31"/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/>
          <table:table-cell table:style-name="ce31"/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/>
          <table:table-cell table:style-name="ce31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6" table:formula="of:=ABS([LatticesM.B5]-[LatticesM.H30])" office:value-type="float" office:value="1.173751" calcext:value-type="float">
            <text:p>1.173751</text:p>
          </table:table-cell>
          <table:table-cell table:style-name="ce26" table:formula="of:=[LatticesM.C5]+[LatticesM.I30]" office:value-type="float" office:value="0.000023" calcext:value-type="float">
            <text:p>0.00002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3" table:formula="of:=ABS([LatticesM.B10]-[LatticesM.N30])" office:value-type="float" office:value="0.788221" calcext:value-type="float">
            <text:p>0.788221</text:p>
          </table:table-cell>
          <table:table-cell table:style-name="ce23" table:formula="of:=[LatticesM.C10]+[LatticesM.O30]" office:value-type="float" office:value="0.000025" calcext:value-type="float">
            <text:p>0.00002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38" office:value-type="string" calcext:value-type="string">
            <text:p>Δkeff=</text:p>
          </table:table-cell>
          <table:table-cell table:style-name="ce42" table:formula="of:=ABS([LatticesM.B16]-[LatticesM.T30])" office:value-type="float" office:value="0.869615" calcext:value-type="float">
            <text:p>0.869615</text:p>
          </table:table-cell>
          <table:table-cell table:style-name="ce42" table:formula="of:=[LatticesM.C16]+[LatticesM.U30]" office:value-type="float" office:value="0.000025" calcext:value-type="float">
            <text:p>0.000025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16" table:formula="of:=[LatticesM.A5]" office:value-type="string" office:string-value="2C" calcext:value-type="string">
            <text:p>2C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6" table:formula="of:=[LatticesM.A10]" office:value-type="string" office:string-value="2H" calcext:value-type="string">
            <text:p>2H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6" table:formula="of:=[LatticesM.A16]" office:value-type="string" office:string-value="2N" calcext:value-type="string">
            <text:p>2N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table:style-name="ce21" office:value-type="string" calcext:value-type="string">
            <text:p>(Collision)</text:p>
          </table:table-cell>
          <table:table-cell table:style-name="ce21" office:value-type="string" calcext:value-type="string">
            <text:p>=</text:p>
          </table:table-cell>
          <table:table-cell table:style-name="ce21"/>
          <table:table-cell table:number-columns-repeated="2"/>
          <table:table-cell office:value-type="string" calcext:value-type="string">
            <text:p>k-effective</text:p>
          </table:table-cell>
          <table:table-cell table:style-name="ce21" office:value-type="string" calcext:value-type="string">
            <text:p>(Collision)</text:p>
          </table:table-cell>
          <table:table-cell table:style-name="ce21" office:value-type="string" calcext:value-type="string">
            <text:p>=</text:p>
          </table:table-cell>
          <table:table-cell table:style-name="ce21"/>
          <table:table-cell table:number-columns-repeated="2"/>
          <table:table-cell office:value-type="string" calcext:value-type="string">
            <text:p>k-effective</text:p>
          </table:table-cell>
          <table:table-cell table:style-name="ce21" office:value-type="string" calcext:value-type="string">
            <text:p>(Collision)</text:p>
          </table:table-cell>
          <table:table-cell table:style-name="ce21" office:value-type="string" calcext:value-type="string">
            <text:p>=</text:p>
          </table:table-cell>
          <table:table-cell table:style-name="ce21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"/>
          <table:table-cell table:style-name="ce34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"/>
          <table:table-cell table:style-name="ce34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"/>
          <table:table-cell table:style-name="ce34"/>
          <table:table-cell/>
        </table:table-row>
        <table:table-row table:style-name="ro1">
          <table:table-cell table:number-columns-repeated="4"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/>
          <table:table-cell table:style-name="ce31"/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/>
          <table:table-cell table:style-name="ce31"/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/>
          <table:table-cell table:style-name="ce31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6" table:formula="of:=ABS([LatticesM.B6]-[LatticesM.H38])" office:value-type="float" office:value="1.165591" calcext:value-type="float">
            <text:p>1.165591</text:p>
          </table:table-cell>
          <table:table-cell table:style-name="ce26" table:formula="of:=[LatticesM.C6]+[LatticesM.I38]" office:value-type="float" office:value="0.000023" calcext:value-type="float">
            <text:p>0.00002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3" table:formula="of:=ABS([LatticesM.B11]-[LatticesM.N38])" office:value-type="float" office:value="1.179916" calcext:value-type="float">
            <text:p>1.179916</text:p>
          </table:table-cell>
          <table:table-cell table:style-name="ce23" table:formula="of:=[LatticesM.C11]+[LatticesM.O38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41" table:formula="of:=ABS([LatticesM.N6]-[LatticesM.T38])" office:value-type="float" office:value="0" calcext:value-type="float">
            <text:p>0</text:p>
          </table:table-cell>
          <table:table-cell table:style-name="ce41" table:formula="of:=[LatticesM.O6]+[LatticesM.U38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17" table:formula="of:=[LatticesM.A6]" office:value-type="string" office:string-value="2D" calcext:value-type="string">
            <text:p>2D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7" table:formula="of:=[LatticesM.A11]" office:value-type="string" office:string-value="2I" calcext:value-type="string">
            <text:p>2I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7" table:formula="of:=[LatticesM.A17]" office:value-type="string" office:string-value="2O" calcext:value-type="string">
            <text:p>2O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7"/>
          <table:table-cell table:style-name="ce35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7"/>
          <table:table-cell table:style-name="ce35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7"/>
          <table:table-cell table:style-name="ce35"/>
          <table:table-cell/>
        </table:table-row>
        <table:table-row table:style-name="ro1">
          <table:table-cell table:number-columns-repeated="4"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/>
          <table:table-cell table:style-name="ce31"/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/>
          <table:table-cell table:style-name="ce31"/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/>
          <table:table-cell table:style-name="ce31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5" table:formula="of:=ABS([LatticesM.B19]-[LatticesM.H46])" office:value-type="float" office:value="1.17194" calcext:value-type="float">
            <text:p>1.171940</text:p>
          </table:table-cell>
          <table:table-cell table:style-name="ce25" table:formula="of:=[LatticesM.C19]+[LatticesM.I46]" office:value-type="float" office:value="0.000016" calcext:value-type="float">
            <text:p>0.000016</text:p>
          </table:table-cell>
          <table:table-cell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3" table:formula="of:=ABS([LatticesM.B12]-[LatticesM.N46])" office:value-type="float" office:value="0.975193" calcext:value-type="float">
            <text:p>0.975193</text:p>
          </table:table-cell>
          <table:table-cell table:style-name="ce23" table:formula="of:=[LatticesM.I7]+[LatticesM.O46]" office:value-type="float" office:value="0" calcext:value-type="float">
            <text:p>0.000000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41" table:formula="of:=ABS([LatticesM.N7]-[LatticesM.T46])" office:value-type="float" office:value="0" calcext:value-type="float">
            <text:p>0</text:p>
          </table:table-cell>
          <table:table-cell table:style-name="ce41" table:formula="of:=[LatticesM.O7]+[LatticesM.U46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18" table:formula="of:=[.A19]" office:value-type="string" office:string-value="2Q" calcext:value-type="string">
            <text:p>2Q</text:p>
          </table:table-cell>
          <table:table-cell table:style-name="ce19" table:number-columns-repeated="2"/>
          <table:table-cell table:style-name="ce9"/>
          <table:table-cell table:style-name="ce10"/>
          <table:table-cell/>
          <table:table-cell table:style-name="ce37" table:formula="of:=[LatticesM.A12]" office:value-type="string" office:string-value="2J" calcext:value-type="string">
            <text:p>2J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37" table:formula="of:=[LatticesM.A18]" office:value-type="string" office:string-value="2P" calcext:value-type="string">
            <text:p>2P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8"/>
          <table:table-cell table:style-name="ce36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8"/>
          <table:table-cell table:style-name="ce36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8"/>
          <table:table-cell table:style-name="ce36"/>
          <table:table-cell/>
        </table:table-row>
        <table:table-row table:style-name="ro1">
          <table:table-cell table:number-columns-repeated="4"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/>
          <table:table-cell table:style-name="ce31"/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/>
          <table:table-cell table:style-name="ce31"/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/>
          <table:table-cell table:style-name="ce3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3:43:38.923883230</meta:creation-date>
    <dc:date>2016-10-27T14:30:20.299838616</dc:date>
    <meta:editing-duration>PT46M57S</meta:editing-duration>
    <meta:editing-cycles>4</meta:editing-cycles>
    <meta:generator>LibreOffice/5.1.6.1.0$Linux_X86_64 LibreOffice_project/10$Build-1</meta:generator>
    <meta:document-statistic meta:table-count="1" meta:cell-count="467" meta:object-count="0"/>
  </office:meta>
</office:document-meta>
</file>